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5-10-10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5-07-3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5-0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4-10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4-07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4-04-0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4-01-0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3-10-1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3-07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3-04-1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3-01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2-08-1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2-03-0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1-08-0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1-03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0-08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20-04-0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9-08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9-04-11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8-07-2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8-03-29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7-10-16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7-04-1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6-09-1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6-07-26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6-04-1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5-11-0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5-07-1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4-02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3-03-19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2-10-2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2-03-1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1-11-02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11-08-1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9-10-0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9-07-15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9-02-2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8-10-1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8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8-01-1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7-08-24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7-04-20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6-11-0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6-08-09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6-02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5-10-0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5-07-1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5-03-1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4-11-24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4-07-09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3-11-0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3-08-0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3-03-1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2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2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2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1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2000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9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8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8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4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2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2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1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1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0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0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9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8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8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7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6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5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4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3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3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2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2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1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1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0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80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9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9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9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8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8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7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6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6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6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5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5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4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4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3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3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3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2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2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2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1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1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1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1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0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0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0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70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9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9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9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9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8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8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8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7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7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7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6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6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5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5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5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4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3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3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3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2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2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252</text:p>
          </table:table-cell>
          <table:table-cell office:value-type="string" calcext:value-type="string">
            <text:p>16S/43E-16DCC</text:p>
          </table:table-cell>
          <table:table-cell office:value-type="string" calcext:value-type="string">
            <text:p>196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4" meta:object-count="0"/>
    <meta:user-defined meta:name="AppVersion">3.0</meta:user-defined>
  </office:meta>
</office:document-meta>
</file>